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754.699893587315" calcext:value-type="float">
            <text:p>754.699893587315</text:p>
          </table:table-cell>
        </table:table-row>
        <table:table-row table:style-name="ro1">
          <table:table-cell office:value-type="float" office:value="783.748197379146" calcext:value-type="float">
            <text:p>783.748197379146</text:p>
          </table:table-cell>
        </table:table-row>
        <table:table-row table:style-name="ro1">
          <table:table-cell office:value-type="float" office:value="775.536477358213" calcext:value-type="float">
            <text:p>775.536477358213</text:p>
          </table:table-cell>
        </table:table-row>
        <table:table-row table:style-name="ro1">
          <table:table-cell office:value-type="float" office:value="753.698776746885" calcext:value-type="float">
            <text:p>753.698776746885</text:p>
          </table:table-cell>
        </table:table-row>
        <table:table-row table:style-name="ro1">
          <table:table-cell office:value-type="float" office:value="780.82298742875" calcext:value-type="float">
            <text:p>780.82298742875</text:p>
          </table:table-cell>
        </table:table-row>
        <table:table-row table:style-name="ro1">
          <table:table-cell office:value-type="float" office:value="755.823620999803" calcext:value-type="float">
            <text:p>755.823620999803</text:p>
          </table:table-cell>
        </table:table-row>
        <table:table-row table:style-name="ro1">
          <table:table-cell office:value-type="float" office:value="755.600891609052" calcext:value-type="float">
            <text:p>755.600891609052</text:p>
          </table:table-cell>
        </table:table-row>
        <table:table-row table:style-name="ro1">
          <table:table-cell office:value-type="float" office:value="776.023963619997" calcext:value-type="float">
            <text:p>776.023963619997</text:p>
          </table:table-cell>
        </table:table-row>
        <table:table-row table:style-name="ro1">
          <table:table-cell office:value-type="float" office:value="754.500596055471" calcext:value-type="float">
            <text:p>754.500596055471</text:p>
          </table:table-cell>
        </table:table-row>
        <table:table-row table:style-name="ro1">
          <table:table-cell office:value-type="float" office:value="781.188969611749" calcext:value-type="float">
            <text:p>781.188969611749</text:p>
          </table:table-cell>
        </table:table-row>
        <table:table-row table:style-name="ro1">
          <table:table-cell/>
        </table:table-row>
        <table:table-row table:style-name="ro1">
          <table:table-cell table:formula="of:=AVERAGE([.A1:.A10] )" office:value-type="float" office:value="767.164437439638" calcext:value-type="float">
            <text:p>767.1644374396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/00/0000</text:date>, <text:time style:data-style-name="N2" text:time-value="11:56:50.6856526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0:13:13.309348278</meta:creation-date>
    <dc:date>2018-10-02T11:57:01.600197764</dc:date>
    <dc:creator>Davide Ancona</dc:creator>
    <meta:editing-duration>PT4M23S</meta:editing-duration>
    <meta:editing-cycles>3</meta:editing-cycles>
    <meta:generator>LibreOffice/5.3.7.2.0$Linux_X86_64 LibreOffice_project/30$Build-2</meta:generator>
    <meta:document-statistic meta:table-count="1" meta:cell-count="11" meta:object-count="0"/>
  </office:meta>
</office:document-meta>
</file>